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rsid="00191ce0" officeooo:paragraph-rsid="00098b96"/>
    </style:style>
    <style:style style:name="P2" style:family="paragraph" style:parent-style-name="Text_20_body">
      <style:text-properties officeooo:rsid="00191ce0" officeooo:paragraph-rsid="00098b96"/>
    </style:style>
    <style:style style:name="P3" style:family="paragraph" style:parent-style-name="Text_20_body">
      <style:paragraph-properties fo:text-align="start" style:justify-single-word="false"/>
      <style:text-properties officeooo:rsid="00098b96" officeooo:paragraph-rsid="00098b96"/>
    </style:style>
    <style:style style:name="T1" style:family="text">
      <style:text-properties style:text-position="super 58%" officeooo:rsid="00098b96"/>
    </style:style>
    <style:style style:name="T2" style:family="text">
      <style:text-properties officeooo:rsid="00098b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an Gregory</text:p>
      <text:p text:style-name="P2">CART 498</text:p>
      <text:p text:style-name="P2"><text:span text:style-name="T2">February</text:span> <text:span text:style-name="T2">4</text:span><text:span text:style-name="T1">th</text:span>, 2026</text:p>
      <text:p text:style-name="P2"/>
      <text:p text:style-name="P1">Assignment <text:span text:style-name="T2">3</text:span>: <text:span text:style-name="T2">Terrible (ish) Mathematician</text:span></text:p>
      <text:p text:style-name="P1"/>
      <text:p text:style-name="P3">For this assignment, we were instructed to perform a certain math equation, and then make an AI model do the exact same math equation. If it was wrong, we would make it say some degrading things about itself, before trying to solve it again, keeping at it until it was right.</text:p>
      <text:p text:style-name="P3">For mine, I created an array of roughly 10 demeaning things it would say to itself, cycling through one randomized one, before trying to solve it again.</text:p>
      <text:p text:style-name="P3">However, admittedly: I somewhat cheated for the results. To explain: after numerous attempts, it kept answering the question completely right every time, never incorrectly answering, or even pretending to answer incorrectly. As much as I tried and looked into how I could make it incorrectly answer, it didn’t want to. So, I decided to create my own failsafe: a randomized chance of 2, where it would choose a random number between 1 and 2, a 50/50 chance. If it landed incorrectly, I would increase the answr by a random amount, making it ever so slightly wrong, resulting in a “wrong answer”. It was the only method I could see to actually make my model wrong. Whether that means I coded it wrong or coded it so well that it never gave me a wrong answer, I would leave out, but one thing it did teach me is that coding an AI with a personality is not as simple as I thought it would be. I did not run it through hundreds of tests to see what it would do under those circumstances, as I do not know how to perform an action like that on Colab, but maybe if I tested it more, it would’ve eventually naturally gotten it wro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4T14:03:58.173663971</meta:creation-date>
    <dc:date>2026-02-04T14:09:10.818750702</dc:date>
    <meta:editing-duration>PT5M12S</meta:editing-duration>
    <meta:editing-cycles>1</meta:editing-cycles>
    <meta:document-statistic meta:table-count="0" meta:image-count="0" meta:object-count="0" meta:page-count="1" meta:paragraph-count="7" meta:word-count="300" meta:character-count="1632" meta:non-whitespace-character-count="1339"/>
    <meta:generator>LibreOffice/24.2.7.2$Linux_X86_64 LibreOffice_project/420$Build-2</meta:generator>
  </office:meta>
</office:document-meta>
</file>